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fixed">
      <style:paragraph-properties fo:margin-left="0.4925in" fo:margin-right="0in" fo:text-indent="0in" style:auto-text-indent="true"/>
      <style:text-properties fo:font-weight="bold" style:font-weight-asian="bold" style:font-weight-complex="bold"/>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Heading_20_2">
      <style:paragraph-properties fo:text-align="center" style:justify-single-word="false"/>
    </style:style>
    <style:style style:name="P15" style:family="paragraph" style:parent-style-name="Heading_20_2">
      <style:text-properties fo:font-style="italic" fo:font-weight="bold" style:font-style-asian="italic" style:font-weight-asian="bold" style:font-style-complex="italic" style:font-weight-complex="bold"/>
    </style:style>
    <style:style style:name="P16" style:family="paragraph" style:parent-style-name="Heading_20_2">
      <style:text-properties fo:font-weight="bold" style:font-weight-asian="bold" style:font-weight-complex="bold"/>
    </style:style>
    <style:style style:name="P17" style:family="paragraph" style:parent-style-name="fixed">
      <style:text-properties fo:font-style="normal" style:font-style-asian="normal" style:font-style-complex="normal"/>
    </style:style>
    <style:style style:name="P18" style:family="paragraph" style:parent-style-name="Heading_20_1">
      <style:paragraph-properties fo:text-align="center" style:justify-single-word="false"/>
    </style:style>
    <style:style style:name="P19" style:family="paragraph" style:parent-style-name="Heading_20_4">
      <style:text-properties fo:font-style="normal" style:font-style-asian="normal" style:font-style-complex="normal"/>
    </style:style>
    <style:style style:name="P20" style:family="paragraph" style:parent-style-name="Heading_20_3">
      <style:text-properties fo:font-style="normal" style:font-style-asian="normal" style:font-style-complex="normal"/>
    </style:style>
    <style:style style:name="P21" style:family="paragraph" style:parent-style-name="Heading_20_3">
      <style:text-properties fo:font-weight="bold" style:font-weight-asian="bold"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23, 2009</text:modification-date></text:p>
      <text:p text:style-name="P1"/>
      <text:h text:style-name="P14"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he Deva Programming Language<text:tab/>1</text:p>
          <text:p text:style-name="P23">Summary<text:tab/>1</text:p>
          <text:p text:style-name="P23">1 Introduction<text:tab/>3</text:p>
          <text:p text:style-name="P23">2 Environment and Modules<text:tab/>3</text:p>
          <text:p text:style-name="P23">3 Types and Scopes<text:tab/>4</text:p>
          <text:p text:style-name="P25">3.1 The 'local' keyword<text:tab/>5</text:p>
          <text:p text:style-name="P23">4 Language specification<text:tab/>5</text:p>
          <text:p text:style-name="P25">4.1 Lexical conventions<text:tab/>5</text:p>
          <text:p text:style-name="P25">4.2 Statements<text:tab/>6</text:p>
          <text:p text:style-name="P24">4.2.1 Compound statements<text:tab/>6</text:p>
          <text:p text:style-name="P24">4.2.2 Assignment statements<text:tab/>6</text:p>
          <text:p text:style-name="P24">4.2.3 Control structures<text:tab/>6</text:p>
          <text:p text:style-name="P24">4.2.4 Function calls as statements<text:tab/>7</text:p>
          <text:p text:style-name="P25">4.3 Expressions<text:tab/>7</text:p>
          <text:p text:style-name="P24">4.3.1 Basic expressions<text:tab/>7</text:p>
          <text:p text:style-name="P24">4.3.2 Arithmetic expressions<text:tab/>7</text:p>
          <text:p text:style-name="P24">4.3.3 Logical expressions<text:tab/>7</text:p>
          <text:p text:style-name="P24">4.3.4 Collection constructors<text:tab/>8</text:p>
          <text:p text:style-name="P24">4.3.5 Collection indexers<text:tab/>8</text:p>
          <text:p text:style-name="P26">4.3.5.1 Slice notation<text:tab/>8</text:p>
          <text:p text:style-name="P24">4.3.6 Function calls<text:tab/>9</text:p>
          <text:p text:style-name="P24">4.3.7 Function definitions<text:tab/>9</text:p>
          <text:p text:style-name="P24">4.3.8 Class definitions<text:tab/>9</text:p>
          <text:p text:style-name="P24">4.3.9 Instance constructors<text:tab/>10</text:p>
          <text:p text:style-name="P23">5 Classes and instances<text:tab/>10</text:p>
          <text:p text:style-name="P25">5.1 Basic structure<text:tab/>10</text:p>
          <text:p text:style-name="P25">5.2 Inheritance<text:tab/>11</text:p>
          <text:p text:style-name="P25">5.3 Construction and the 'new' method<text:tab/>11</text:p>
          <text:p text:style-name="P25">5.4 Destruction and the 'delete' method<text:tab/>11</text:p>
          <text:p text:style-name="P25">5.5 Methods and the 'self' parameter<text:tab/>12</text:p>
          <text:p text:style-name="P23">6 Built-in functions, methods and modules<text:tab/>12</text:p>
          <text:p text:style-name="P25">6.1 Built-in functions<text:tab/>12</text:p>
          <text:p text:style-name="P25">6.2 Map built-in methods<text:tab/>15</text:p>
          <text:p text:style-name="P25">6.3 Vector built-in methods<text:tab/>16</text:p>
          <text:p text:style-name="P25">6.4 String built-in methods<text:tab/>18</text:p>
          <text:p text:style-name="P25">6.5 Built-in module bit<text:tab/>21</text:p>
          <text:p text:style-name="P25">6.6 Built-in module math<text:tab/>22</text:p>
          <text:p text:style-name="P25">6.7 Built-in module os<text:tab/>23</text:p>
          <text:p text:style-name="P25">6.8 Built-in module re<text:tab/>25</text:p>
          <text:p text:style-name="P25">6.9 Module regex<text:tab/>26</text:p>
          <text:p text:style-name="P25">6.10 Module glob<text:tab/>27</text:p>
          <text:p text:style-name="P23">7 Sample deva code<text:tab/>27</text:p>
          <text:p text:style-name="P25">7.1 bubble sort<text:tab/>27</text:p>
          <text:p text:style-name="P25">7.2 default parameters<text:tab/>29</text:p>
          <text:p text:style-name="P25">7.3 import<text:tab/>29</text:p>
          <text:p text:style-name="P25"><text:soft-page-break/>7.4 eval – running code dynamically<text:tab/>30</text:p>
          <text:p text:style-name="P25">7.5 Classes, instances, constructors and inheritance<text:tab/>30</text:p>
          <text:p text:style-name="P23">8 Embedding deva<text:tab/>31</text:p>
        </text:index-body>
      </text:table-of-content>
      <text:h text:style-name="Heading_20_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unaffected. For instance:</text:span></text:p>
      <text:p text:style-name="P9"><text:soft-page-break/>def foo( v )</text:p>
      <text:p text:style-name="P9">{</text:p>
      <text:p text:style-name="P9"><text:s text:c="4"/># this appends the number 100 to vector 'v'</text:p>
      <text:p text:style-name="P9"><text:tab/>v.append( 100 );</text:p>
      <text:p text:style-name="P9"><text:tab/># the parameter 'v' is now a new, empty vector</text:p>
      <text:p text:style-name="P9"><text:tab/>v = [];</text:p>
      <text:p text:style-name="P9">}</text:p>
      <text:p text:style-name="P9"/>
      <text:p text:style-name="P9">x = [0,1,2,3];</text:p>
      <text:p text:style-name="P9">foo( x );</text:p>
      <text:p text:style-name="P9"># the vector x now contains [1,2,3,100], as only the *parameter* in the </text:p>
      <text:p text:style-name="P9">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9">return</text:p>
      <text:p text:style-name="fixed"><text:span text:style-name="T4">return '</text:span><text:span text:style-name="T1">value'</text:span></text:p>
      <text:p text:style-name="P9">break</text:p>
      <text:p text:style-name="P9">continue</text:p>
      <text:p text:style-name="fixed"><text:span text:style-name="T4">import </text:span><text:span text:style-name="T1">'path'</text:span></text:p>
      <text:p text:style-name="P9"/>
      <text:h text:style-name="P19" text:outline-level="4">4.2.4 Function calls as statements</text:h>
      <text:p text:style-name="P6">Function call expressions like 'foo();' can stand alone as statements, as they have potential side effects. Any return value is lost.</text:p>
      <text:h text:style-name="P20" text:outline-level="3">4.3 Expressions</text:h>
      <text:h text:style-name="P19" text:outline-level="4">4.3.1 Basic expressions</text:h>
      <text:p text:style-name="P6">Basic expressions are:</text:p>
      <text:p text:style-name="P6"/>
      <text:p text:style-name="fixed"><text:span text:style-name="T4">( </text:span><text:span text:style-name="T1">'exp'</text:span><text:span text:style-name="T4"> )</text:span></text:p>
      <text:p text:style-name="P8">identifier</text:p>
      <text:p text:style-name="P8">numerical constant</text:p>
      <text:p text:style-name="P8">boolean</text:p>
      <text:p text:style-name="P8">null</text:p>
      <text:p text:style-name="P8">string literal</text:p>
      <text:p text:style-name="P9"/>
      <text:h text:style-name="P19"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9"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text:soft-page-break/>[NOTE: There is currently NO short-circuiting of the evaluation of logical expressions.]</text:p>
      <text:h text:style-name="P19"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4">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9"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With vectors a slice can also appear on the <text:span text:style-name="T1">left</text:span><text:span text:style-name="T4"> side of an assignment.(With strings this is not allowed, as strings in deva are immutable objects). If the slice has only two indices (i.e. no 'step' value) the right-hand side of the assignment replaces the sliced range. In this case the right-hand side could be </text:span><text:soft-page-break/><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9"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9" text:outline-level="4">4.3.7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4"> = </text:span>'value'</text:p>
      <text:p text:style-name="P8"/>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9" text:outline-level="4">4.3.8 Class definitions</text:h>
      <text:p text:style-name="P6">Classes are defined using the 'class' keyword:</text:p>
      <text:p text:style-name="P6"><text:soft-page-break/></text:p>
      <text:p text:style-name="fixed"><text:span text:style-name="T4">class </text:span><text:span text:style-name="T1">'name'</text:span><text:span text:style-name="T4"> : </text:span><text:span text:style-name="T1">'parent-one'</text:span><text:span text:style-name="T4">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P19" text:outline-level="4">4.3.9 Instance constructors</text:h>
      <text:p text:style-name="P6">Instances of classes (commonly called “objects”) are created using the syntax:</text:p>
      <text:p text:style-name="P6"/>
      <text:p text:style-name="P8">'instance-name'<text:span text:style-name="T4"> = new </text:span>'class-name'<text:span text:style-name="T4"> ( </text:span>'parameter-list'<text:span text:style-name="T4">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soft-page-break/><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text:soft-page-break/>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5"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text:soft-page-break/></text:p>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text:soft-page-break/></text:p>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text:soft-page-break/>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text:soft-page-break/>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text:soft-page-break/></text:p>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text:soft-page-break/>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text:soft-page-break/>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text:soft-page-break/></text:p>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text:soft-page-break/></text:p>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text:soft-page-break/></text:p>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text:soft-page-break/>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text:soft-page-break/>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text:soft-page-break/>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ext:soft-page-break/>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8">Must</text:span> be called to properly dispose of the regex object.</text:p>
      <text:h text:style-name="Heading_20_3" text:outline-level="3"/>
      <text:h text:style-name="Heading_20_3" text:outline-level="3">6.9 Module regex</text:h>
      <text:p text:style-name="Text_20_body_20_with_20_1st_20_line_20_indent">The module 'regex' supplies a more convenient way to use regular expressions than the built-in module 're'. Regex is a wrapper for 're' which is written in deva code and takes advantage of class destructors to free the native regular expression object used by 're'.</text:p>
      <text:p text:style-name="Text_20_body_20_with_20_1st_20_line_20_indent"/>
      <text:p text:style-name="P10">escape( s )</text:p>
      <text:p text:style-name="Text_20_body_20_with_20_1st_20_line_20_indent">Returns the string 's' with all the regular expression special characters escaped.</text:p>
      <text:p text:style-name="Text_20_body_20_with_20_1st_20_line_20_indent"/>
      <text:p text:style-name="P10"><text:soft-page-break/>class regex</text:p>
      <text:p text:style-name="Text_20_body_20_with_20_1st_20_line_20_indent">The regex class is the main type defined in module 'regex' and provides all the operations for working with regular expressions. Because it's constructor builds the regular expression object, and its destructor automatically frees it, it is easier to use than the raw 're' built-in module. Its methods are as follows:</text:p>
      <text:p text:style-name="Text_20_body_20_with_20_1st_20_line_20_indent"/>
      <text:p text:style-name="P12">new( pattern )</text:p>
      <text:p text:style-name="P13">The constructor for the regex class takes a pattern as its parameter and compiles a regular expression object from this pattern.</text:p>
      <text:p text:style-name="Text_20_body_20_with_20_1st_20_line_20_indent"/>
      <text:p text:style-name="P12">delete()</text:p>
      <text:p text:style-name="P13">The destructor for the regex class frees the internal regular expression object automatically.</text:p>
      <text:p text:style-name="P13"/>
      <text:p text:style-name="P12">match( input )</text:p>
      <text:p text:style-name="P13">Matches the regular expression for the entire string 'input'. Returns a vector of matches. See 're.match' for details.</text:p>
      <text:p text:style-name="Text_20_body_20_with_20_1st_20_line_20_indent">.</text:p>
      <text:p text:style-name="P12">search( input )</text:p>
      <text:p text:style-name="P13">Searches the regular expression anywhere in the string 'input' for matches. Returns a vector of matches. See 're.search' for details.</text:p>
      <text:p text:style-name="Text_20_body_20_with_20_1st_20_line_20_indent">.</text:p>
      <text:p text:style-name="P12">replace( input, format )</text:p>
      <text:p text:style-name="P13">Returns the string resulting from replacing in the string 'input' using the format-string 'format'. See '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gex' module.</text:p>
      <text:p text:style-name="Text_20_body_20_with_20_1st_20_line_20_indent"/>
      <text:p text:style-name="P10">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16" text:outline-level="2"><text:soft-page-break/>7 Sample deva code</text:h>
      <text:h text:style-name="P21"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soft-page-break/>{</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soft-page-break/><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23T15:17:42</dc:date>
    <meta:editing-duration>PT168H54M20S</meta:editing-duration>
    <meta:editing-cycles>77</meta:editing-cycles>
    <meta:generator>OpenOffice.org/3.0$Linux OpenOffice.org_project/300m15$Build-9379</meta:generator>
    <meta:document-statistic meta:table-count="0" meta:image-count="0" meta:object-count="0" meta:page-count="31" meta:paragraph-count="674" meta:word-count="8268" meta:character-count="47694"/>
    <meta:user-defined meta:name="Info 1"/>
    <meta:user-defined meta:name="Info 2"/>
    <meta:user-defined meta:name="Info 3"/>
    <meta:user-defined meta:name="Info 4"/>
  </office:meta>
</office:document-meta>
</file>